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584cm" style:rel-column-width="13816*"/>
    </style:style>
    <style:style style:name="Table1.B" style:family="table-column">
      <style:table-column-properties style:column-width="13.416cm" style:rel-column-width="517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cm" table:align="left"/>
    </style:style>
    <style:style style:name="Table2.A" style:family="table-column">
      <style:table-column-properties style:column-width="3.411cm"/>
    </style:style>
    <style:style style:name="Table2.B" style:family="table-column">
      <style:table-column-properties style:column-width="9.088cm"/>
    </style:style>
    <style:style style:name="Table2.C" style:family="table-column">
      <style:table-column-properties style:column-width="4.491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cm" table:align="left"/>
    </style:style>
    <style:style style:name="Table3.A" style:family="table-column">
      <style:table-column-properties style:column-width="3.433cm"/>
    </style:style>
    <style:style style:name="Table3.B" style:family="table-column">
      <style:table-column-properties style:column-width="13.557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1"/>
    <style:style style:name="P6" style:family="paragraph" style:parent-style-name="Table_20_Contents" style:list-style-name="L2"/>
    <style:style style:name="P7" style:family="paragraph" style:parent-style-name="Heading_20_1" style:list-style-name=""/>
    <style:style style:name="P8" style:family="paragraph" style:parent-style-name="Heading_20_1">
      <style:paragraph-properties fo:break-before="page"/>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SE Automation Suite </text:p>
      <text:p text:style-name="P1">Messaging Interface Specif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table-cell table:style-name="Table1.A1" office:value-type="string">
            <text:p text:style-name="Table_20_Contents">Author</text:p>
          </table:table-cell>
          <table:table-cell table:style-name="Table1.B1" office:value-type="string">
            <text:p text:style-name="Table_20_Contents">Bradley Atkins</text:p>
          </table:table-cell>
        </table:table-row>
        <table:table-row>
          <table:table-cell table:style-name="Table1.A2" office:value-type="string">
            <text:p text:style-name="Table_20_Contents">Reviewer/s</text:p>
          </table:table-cell>
          <table:table-cell table:style-name="Table1.B2" office:value-type="string">
            <text:p text:style-name="Table_20_Contents"/>
          </table:table-cell>
        </table:table-row>
        <table:table-row>
          <table:table-cell table:style-name="Table1.A2" office:value-type="string">
            <text:p text:style-name="Table_20_Contents">Date</text:p>
          </table:table-cell>
          <table:table-cell table:style-name="Table1.B2" office:value-type="string">
            <text:p text:style-name="Table_20_Contents"/>
          </table:table-cell>
        </table:table-row>
        <table:table-row>
          <table:table-cell table:style-name="Table1.A2" office:value-type="string">
            <text:p text:style-name="Table_20_Contents">Revision</text:p>
          </table:table-cell>
          <table:table-cell table:style-name="Table1.B2" office:value-type="string">
            <text:p text:style-name="Table_20_Contents">1.0 Draft</text:p>
          </table:table-cell>
        </table:table-row>
        <table:table-row>
          <table:table-cell table:style-name="Table1.A2" office:value-type="string">
            <text:p text:style-name="Table_20_Contents">Changes</text:p>
          </table:table-cell>
          <table:table-cell table:style-name="Table1.B2" office:value-type="string">
            <text:p text:style-name="Table_20_Contents"/>
          </table:table-cell>
        </table:table-row>
      </table:table>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3"><text:a xlink:type="simple" xlink:href="#__RefHeading__106_1363129608" text:style-name="Index_20_Link" text:visited-style-name="Index_20_Link">Introduction<text:tab/>3</text:a></text:p>
          <text:p text:style-name="P3"><text:a xlink:type="simple" xlink:href="#__RefHeading__472_1638206015" text:style-name="Index_20_Link" text:visited-style-name="Index_20_Link">Description<text:tab/>3</text:a></text:p>
          <text:p text:style-name="P3"><text:a xlink:type="simple" xlink:href="#__RefHeading__474_1638206015" text:style-name="Index_20_Link" text:visited-style-name="Index_20_Link">Message Format<text:tab/>3</text:a></text:p>
        </text:index-body>
      </text:table-of-content>
      <text:h text:style-name="P7" text:outline-level="1"/>
      <text:h text:style-name="P8" text:outline-level="1"><text:bookmark-start text:name="__RefHeading__106_1363129608"/>Introduction<text:bookmark-end text:name="__RefHeading__106_1363129608"/></text:h>
      <text:p text:style-name="Text_20_body">The MUSE Automation Suite uses a messaging interface to implement communication between the master server and the slaves. Information communicated via this service falls into these categories -</text:p>
      <text:list xml:id="list604701279516967884" text:style-name="L1">
        <text:list-item>
          <text:p text:style-name="P5">System Messages (such as environment and runtime variables)</text:p>
        </text:list-item>
        <text:list-item>
          <text:p text:style-name="P5">Commands (such as commands to start a task or exit on fatal error)</text:p>
        </text:list-item>
        <text:list-item>
          <text:p text:style-name="P5">Reports (such as task status)</text:p>
        </text:list-item>
        <text:list-item>
          <text:p text:style-name="P5">Results – Logs of the task output.</text:p>
        </text:list-item>
      </text:list>
      <text:p text:style-name="Text_20_body"/>
      <text:h text:style-name="Heading_20_1" text:outline-level="1"><text:bookmark-start text:name="__RefHeading__472_1638206015"/>Description<text:bookmark-end text:name="__RefHeading__472_1638206015"/></text:h>
      <text:p text:style-name="Text_20_body">Communication takes place via a multiplexed SSH connection between the master and the slaves. To this effect the master launches a connection manager that creates a pool of connections, one for each slave. The manager monitors the health of the connections and attempts to reopen any connections that have failed.</text:p>
      <text:p text:style-name="Text_20_body">If it is not possible to re-open a failed connection then the manager logs the failure every [n] attempts and keeps trying, until it either succeeds or is told to exit.</text:p>
      <text:p text:style-name="Text_20_body">Similarly, on launch, each slave establishes a single connection to the master and sends a message to inform the master that it has successfully started.</text:p>
      <text:p text:style-name="Text_20_body">Messages are appended to message files in the MUSE runtime control files directory, (see MUSE directory structure for more information or execute the command <text:span text:style-name="T1">muse -fc</text:span> after a muse run). With each slave allocated its own file.</text:p>
      <text:h text:style-name="Heading_20_1" text:outline-level="1"><text:bookmark-start text:name="__RefHeading__474_1638206015"/>Message Format<text:bookmark-end text:name="__RefHeading__474_1638206015"/></text:h>
      <text:p text:style-name="Text_20_body">Messages conform to the following format -</text:p>
      <text:p text:style-name="Text_20_body">Date | Status | Key <text:s/>| Message Body</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ID</text:p>
          </table:table-cell>
          <table:table-cell table:style-name="Table2.B1" table:number-columns-spanned="2" office:value-type="string">
            <text:p text:style-name="Table_20_Contents">ID_hostname (ID is incrementing integer)</text:p>
          </table:table-cell>
          <table:covered-table-cell/>
        </table:table-row>
        <table:table-row>
          <table:table-cell table:style-name="Table2.A2" office:value-type="string">
            <text:p text:style-name="Table_20_Contents">Date</text:p>
          </table:table-cell>
          <table:table-cell table:style-name="Table2.B2" table:number-columns-spanned="2" office:value-type="string">
            <text:p text:style-name="Table_20_Contents">Form is $(date)</text:p>
          </table:table-cell>
          <table:covered-table-cell/>
        </table:table-row>
        <table:table-row>
          <table:table-cell table:style-name="Table2.A2" office:value-type="string">
            <text:p text:style-name="Table_20_Contents">ThreadID</text:p>
          </table:table-cell>
          <table:table-cell table:style-name="Table2.B2" table:number-columns-spanned="2" office:value-type="string">
            <text:p text:style-name="Table_20_Contents">Integer used to indicate a thread. Allows for tracking all messages associated with the thread across both master and slave.</text:p>
          </table:table-cell>
          <table:covered-table-cell/>
        </table:table-row>
        <table:table-row>
          <table:table-cell table:style-name="Table2.A2" office:value-type="string">
            <text:p text:style-name="Table_20_Contents">Priority</text:p>
          </table:table-cell>
          <table:table-cell table:style-name="Table2.B2" table:number-columns-spanned="2" office:value-type="string">
            <text:p text:style-name="Table_20_Contents">1 – High 2 – Medium 3 - Low</text:p>
          </table:table-cell>
          <table:covered-table-cell/>
        </table:table-row>
        <table:table-row>
          <table:table-cell table:style-name="Table2.A2" office:value-type="string">
            <text:p text:style-name="Table_20_Contents">Type</text:p>
          </table:table-cell>
          <table:table-cell table:style-name="Table2.B2" table:number-columns-spanned="2" office:value-type="string">
            <text:p text:style-name="Table_20_Contents">SYSTEM - .e.g. ACK</text:p>
            <text:p text:style-name="Table_20_Contents">ACTION – Action for state machine</text:p>
          </table:table-cell>
          <table:covered-table-cell/>
        </table:table-row>
        <table:table-row>
          <table:table-cell table:style-name="Table2.A2" office:value-type="string">
            <text:p text:style-name="Table_20_Contents">Sender</text:p>
          </table:table-cell>
          <table:table-cell table:style-name="Table2.B2" table:number-columns-spanned="2" office:value-type="string">
            <text:p text:style-name="Table_20_Contents">Originating function </text:p>
          </table:table-cell>
          <table:covered-table-cell/>
        </table:table-row>
        <table:table-row>
          <table:table-cell table:style-name="Table2.A2" office:value-type="string">
            <text:p text:style-name="Table_20_Contents">Action / </text:p>
            <text:p text:style-name="Table_20_Contents">Msg Body</text:p>
          </table:table-cell>
          <table:table-cell table:style-name="Table2.A2" office:value-type="string">
            <text:p text:style-name="Table_20_Contents">RUN | Plugin </text:p>
            <text:p text:style-name="Table_20_Contents">GET_USER_INPUT | Screen File </text:p>
            <text:p text:style-name="Table_20_Contents">SET_SLAVE_MSG_FILE | Path </text:p>
            <text:p text:style-name="Table_20_Contents">SEND_PLUGIN_STATUS | Plugin </text:p>
          </table:table-cell>
          <table:table-cell table:style-name="Table2.B2" office:value-type="string">
            <text:p text:style-name="Table_20_Contents">(Master → Slave)</text:p>
            <text:p text:style-name="Table_20_Contents">(Slave → Master)</text:p>
            <text:p text:style-name="Table_20_Contents">(Slave → Master)</text:p>
            <text:p text:style-name="Table_20_Contents">(Master → Slave)</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Table_20_Contents">Results</text:p>
          </table:table-cell>
          <table:table-cell table:style-name="Table3.B1" office:value-type="string">
            <text:p text:style-name="Table_20_Contents">Results (plugin output) are sent back via the same link to the master on demand. Sequence -</text:p>
            <text:list xml:id="list3758935146791994226" text:style-name="L2">
              <text:list-item>
                <text:p text:style-name="P6"><text:soft-page-break/>Plugin Completes. (Slave sends msg to master)</text:p>
              </text:list-item>
              <text:list-item>
                <text:p text:style-name="P6">Master responds with cmd to send results (with path to log file)</text:p>
              </text:list-item>
              <text:list-item>
                <text:p text:style-name="P6">Slave Sends results to path passed by master</text:p>
              </text:list-item>
            </text:list>
          </table:table-cell>
        </table:table-row>
      </table:table>
      <text:p text:style-name="Text_20_body"/>
      <text:h text:style-name="Heading_20_1" text:outline-level="1">Resilience</text:h>
      <text:p text:style-name="Text_20_body">To assist with resilience the messages are logged in the MUSE application databases on both the master and the slave. The message ID is used to track whether a msg has been successfully transmitted or not.</text:p>
      <text:p text:style-name="Text_20_body"/>
      <text:h text:style-name="Heading_20_1" text:outline-level="1">Muse Messaging Application Account</text:h>
      <text:p text:style-name="Text_20_body">Muse uses an application account to facilitate the SSH connection -</text:p>
      <text:h text:style-name="Heading_20_2" text:outline-level="2">musemsg</text:h>
      <text:p text:style-name="Text_20_body">The musemsg account is used to implement the messaging service. It uses an embedded command within its public key to ensure security. The embedded command ensures that the key cannot be used to establish a terminal session but can only be used to pass text to msg files or cat the contents of a report to the master server.</text:p>
      <text:p text:style-name="Text_20_body"/>
      <text:p text:style-name="Text_20_body">TODO Read up on LDAP – ssh and see if you can work out why this user has to be part of the ops group in order for this to work. Where is the other half of the key kept? </text:p>
      <text:h text:style-name="Heading_20_3" text:outline-level="3">Embedded Command</text:h>
      <text:h text:style-name="Heading_20_4" text:outline-level="4">Implementation</text:h>
      <text:p text:style-name="Text_20_body">sshPublicKey: command="cat &gt;&gt; ${SSH_ORIGINAL_COMMAND}",no-port-forwarding,no-X11-forwarding,no-agent-forwarding,no-pty</text:p>
      <text:p text:style-name="Text_20_body">The embedded command cats anything coming in on the input stream to a file called -</text:p>
      <text:p text:style-name="Text_20_body">${SSH_ORIGINAL_COMMAND}</text:p>
      <text:p text:style-name="Text_20_body">The variable translates to the argument passed to the ssh command. So in the usage shown below the file becomes -</text:p>
      <text:p text:style-name="Text_20_body">/var/tmp/muse/run/default/131012101911/m_control/devo1o.msg</text:p>
      <text:h text:style-name="Heading_20_4" text:outline-level="4">Usage – msg</text:h>
      <text:p text:style-name="P4">Slave</text:p>
      <text:p text:style-name="Text_20_body">echo 'New|Report|'$(date)'|MSG Connection Works!' | ssh -S ~mailcontrol/.ssh/muse_20886/musemsg@dev01o.30.test.blackspider.com:22 musemsg@dev01o.30.test.blackspider.com "/var/tmp/muse/run/default/131012101911/m_control/devo1o.msg"</text:p>
      <text:p text:style-name="P4">Master</text:p>
      <text:p text:style-name="Text_20_body">cat /var/tmp/muse/run/default/131012101911/m_control/devo1o.msg</text:p>
      <text:p text:style-name="Text_20_body"><text:soft-page-break/>New|Report|Sat Oct 12 11:01:11 BST 2013|MSG Connection Works!</text:p>
      <text:h text:style-name="Heading_20_4" text:outline-level="4">Usage – reports</text:h>
      <text:p text:style-name="Text_20_body">The report file, (for this example /etc/passwd), is catted through the connection and the output is sent to the log file in the master results directory -</text:p>
      <text:p text:style-name="Text_20_body">cat /etc/passwd | ssh -S ~mailcontrol/.ssh/muse_19693/musemsg@dev01o.30.test.blackspider.com:22 musemsg@dev01o.30.test.blackspider.com "/var/tmp/muse/run/default/131012101911/m_results/dev01o.log"</text:p>
      <text:h text:style-name="Heading_20_1" text:outline-level="1">Message Tables</text:h>
      <text:p text:style-name="Text_20_body">Both the master and the slave use message tables to keep track of the message flow around the cluster.</text:p>
      <text:p text:style-name="Text_20_body"/>
      <text:p text:style-name="Text_20_body"/>
      <text:p text:style-name="Text_20_body"/>
      <text:p text:style-name="Text_20_body"/>
      <text:h text:style-name="Heading_20_2" text:outline-level="2">museslave</text:h>
      <text:p text:style-name="Text_20_body">The application user museslave is used to launch the slave process on each each slave being used in the MUSE run. The user is a member of a group that has ALL / ALL privileges set up in /etc/sudoers.</text:p>
      <text:p text:style-name="Text_20_body"/>
      <text:h text:style-name="Heading_20_3" text:outline-level="3">Embedded Command</text:h>
      <text:p text:style-name="Text_20_body">Again an embedded command is used to enable this functionality. This is critical to the secure implementation of this connection. The use <text:s/>of the embedded command ensures that the connection cannot be used to do anything other than launch the slave as a background process running under nohup.</text:p>
      <text:p text:style-name="Text_20_body">The slave is referred to by its fully qualified path.</text:p>
      <text:h text:style-name="Heading_20_3" text:outline-level="3">Implementation</text:h>
      <text:p text:style-name="Text_20_body">command="nohup /usr/local/bin/muse_root/system/muse_slave ${SSH_ORIGINAL_COMMAND} &gt;/dev/null 2&gt;&amp;1 &lt;/dev/null &amp;",no-port-forwarding,no-X11-forwarding,no-agent-forwarding,no-pty</text:p>
      <text:p text:style-name="Text_20_body"/>
      <text:h text:style-name="Heading_20_2" text:outline-level="2">musedev</text:h>
      <text:p text:style-name="Text_20_body">The musedev group is used to control access to the developer area. This area allows for the running of modified muse plugins, and so can therefor be used for malicious purposes. Ensuring that only members of the musedev group can run modified plugins locks down this functionality to known users only.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3-10-09T16:02:52</meta:creation-date>
    <meta:generator>OpenOffice.org/3.4.1$Unix OpenOffice.org_project/341m1$Build-9593</meta:generator>
    <dc:date>2013-10-14T21:52:59</dc:date>
    <meta:editing-duration>P1DT11H18M47S</meta:editing-duration>
    <meta:editing-cycles>12</meta:editing-cycles>
    <meta:document-statistic meta:table-count="3" meta:image-count="0" meta:object-count="0" meta:page-count="5" meta:paragraph-count="89" meta:word-count="826" meta:character-count="5438"/>
  </office:meta>
</office:document-meta>
</file>